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50.538cm" fo:min-width="27.788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color="#000000" draw:fill="none" draw:fill-color="#ffffff" fo:min-height="18.992cm"/>
    </style:style>
    <style:style style:name="gr3" style:family="graphic" style:parent-style-name="standard">
      <style:graphic-properties draw:stroke="solid" svg:stroke-color="#000000" draw:fill="none" draw:fill-color="#ffffff" fo:min-height="16.69cm"/>
    </style:style>
    <style:style style:name="gr4" style:family="graphic" style:parent-style-name="standard">
      <style:graphic-properties draw:stroke="solid" svg:stroke-color="#000000" draw:fill="none" draw:fill-color="#ffffff" fo:min-height="3.304cm"/>
    </style:style>
    <style:style style:name="gr5" style:family="graphic" style:parent-style-name="standard">
      <style:graphic-properties draw:stroke="none" svg:stroke-color="#000000" draw:fill="none" draw:fill-color="#ffffff" fo:min-height="3.35cm"/>
    </style:style>
    <style:style style:name="gr6" style:family="graphic" style:parent-style-name="standard">
      <style:graphic-properties draw:stroke="none" svg:stroke-color="#000000" draw:fill="none" draw:fill-color="#ffffff" fo:min-height="5.50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solid" svg:stroke-color="#000000" draw:fill="none" draw:fill-color="#ffffff" fo:min-height="14.55cm"/>
    </style:style>
    <style:style style:name="gr9" style:family="graphic" style:parent-style-name="standard">
      <style:graphic-properties draw:stroke="none" svg:stroke-color="#000000" draw:fill="none" draw:fill-color="#ffffff" fo:min-height="3.304cm"/>
    </style:style>
    <style:style style:name="gr10" style:family="graphic" style:parent-style-name="standard">
      <style:graphic-properties draw:stroke="solid" svg:stroke-color="#000000" draw:fill="none" draw:fill-color="#ffffff" fo:min-height="11.879cm"/>
    </style:style>
    <style:style style:name="gr11" style:family="graphic" style:parent-style-name="standard">
      <style:graphic-properties draw:stroke="solid" svg:stroke-color="#000000" draw:fill="none" draw:fill-color="#ffffff" fo:min-height="12.98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solid" svg:stroke-color="#000000" draw:fill="none" draw:fill-color="#ffffff" fo:min-height="3.706cm"/>
    </style:style>
    <style:style style:name="gr14" style:family="graphic" style:parent-style-name="standard">
      <style:graphic-properties draw:stroke="solid" svg:stroke-color="#000000" draw:fill="none" draw:fill-color="#ffffff" fo:min-height="9.677cm"/>
    </style:style>
    <style:style style:name="gr1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71.338cm" fo:min-width="27.788cm" fo:padding-top="0.231cm" fo:padding-bottom="0.231cm" fo:padding-left="0.356cm" fo:padding-right="0.356cm"/>
    </style:style>
    <style:style style:name="gr16" style:family="graphic" style:parent-style-name="standard">
      <style:graphic-properties draw:stroke="solid" svg:stroke-color="#000000" draw:fill="none" draw:fill-color="#ffffff" fo:min-height="29.029cm"/>
    </style:style>
    <style:style style:name="gr17" style:family="graphic" style:parent-style-name="standard">
      <style:graphic-properties draw:stroke="solid" svg:stroke-color="#000000" draw:fill="none" draw:fill-color="#ffffff" fo:min-height="15.182cm"/>
    </style:style>
    <style:style style:name="gr18" style:family="graphic" style:parent-style-name="standard">
      <style:graphic-properties draw:stroke="none" svg:stroke-color="#000000" draw:fill="none" draw:fill-color="#ffffff" fo:min-height="4.405cm"/>
    </style:style>
    <style:style style:name="gr19" style:family="graphic" style:parent-style-name="standard">
      <style:graphic-properties draw:stroke="solid" svg:stroke-color="#000000" draw:fill="none" draw:fill-color="#ffffff" fo:min-height="20.454cm"/>
    </style:style>
    <style:style style:name="gr20" style:family="graphic" style:parent-style-name="standard">
      <style:graphic-properties draw:stroke="solid" svg:stroke-width="0.106cm" svg:stroke-color="#000000" draw:marker-start-width="0.359cm" draw:marker-end-width="0.359cm" draw:fill="solid" draw:fill-color="#a1467e" draw:opacity="70%" fo:min-height="23.444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64.938cm" fo:min-width="57.788cm" fo:padding-top="0.231cm" fo:padding-bottom="0.231cm" fo:padding-left="0.356cm" fo:padding-right="0.356cm"/>
    </style:style>
    <style:style style:name="gr22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71.438cm" fo:min-width="58.788cm" fo:padding-top="0.231cm" fo:padding-bottom="0.231cm" fo:padding-left="0.356cm" fo:padding-right="0.356cm"/>
    </style:style>
    <style:style style:name="gr23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47.438cm" fo:min-width="42.688cm" fo:padding-top="0.231cm" fo:padding-bottom="0.231cm" fo:padding-left="0.356cm" fo:padding-right="0.356cm"/>
    </style:style>
    <style:style style:name="gr24" style:family="graphic" style:parent-style-name="standard">
      <style:graphic-properties draw:stroke="dash" draw:stroke-dash="Dashed_20__28_var_29_" svg:stroke-width="0.212cm" svg:stroke-color="#127622" draw:marker-start-width="0.518cm" draw:marker-end-width="0.518cm" draw:fill-color="#00a933" draw:opacity="30%" draw:textarea-horizontal-align="justify" draw:textarea-vertical-align="middle" draw:auto-grow-height="false" fo:min-height="79.838cm" fo:min-width="42.688cm" fo:padding-top="0.231cm" fo:padding-bottom="0.231cm" fo:padding-left="0.356cm" fo:padding-right="0.356cm"/>
    </style:style>
    <style:style style:name="gr2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41.438cm" fo:min-width="41.888cm" fo:padding-top="0.231cm" fo:padding-bottom="0.231cm" fo:padding-left="0.356cm" fo:padding-right="0.356cm"/>
    </style:style>
    <style:style style:name="gr26" style:family="graphic" style:parent-style-name="standard">
      <style:graphic-properties draw:stroke="dash" draw:stroke-dash="Dashed_20__28_var_29_" svg:stroke-width="0.212cm" svg:stroke-color="#127622" draw:marker-start-width="0.518cm" draw:marker-end-width="0.518cm" draw:fill-color="#00a933" draw:opacity="30%" draw:textarea-horizontal-align="justify" draw:textarea-vertical-align="middle" draw:auto-grow-height="false" fo:min-height="43.238cm" fo:min-width="42.688cm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3.55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5.05cm"/>
    </style:style>
    <style:style style:name="gr29" style:family="graphic" style:parent-style-name="standard">
      <style:graphic-properties draw:stroke="solid" svg:stroke-color="#000000" draw:fill="none" draw:fill-color="#ffffff" fo:min-height="34.452cm"/>
    </style:style>
    <style:style style:name="gr30" style:family="graphic" style:parent-style-name="standard">
      <style:graphic-properties draw:stroke="solid" svg:stroke-color="#000000" draw:fill="none" draw:fill-color="#ffffff" fo:min-height="32.35cm"/>
    </style:style>
    <style:style style:name="gr31" style:family="graphic" style:parent-style-name="standard">
      <style:graphic-properties draw:stroke="none" svg:stroke-color="#000000" draw:fill="none" draw:fill-color="#ffffff" fo:min-height="10.232cm"/>
    </style:style>
    <style:style style:name="gr32" style:family="graphic" style:parent-style-name="standard">
      <style:graphic-properties draw:stroke="solid" svg:stroke-color="#000000" draw:fill="none" draw:fill-color="#ffffff" fo:min-height="10.05cm"/>
    </style:style>
    <style:style style:name="gr33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59.438cm" fo:min-width="51.688cm" fo:padding-top="0.231cm" fo:padding-bottom="0.231cm" fo:padding-left="0.356cm" fo:padding-right="0.356cm"/>
    </style:style>
    <style:style style:name="gr34" style:family="graphic" style:parent-style-name="standard">
      <style:graphic-properties draw:stroke="solid" svg:stroke-color="#000000" draw:fill="none" draw:fill-color="#ffffff" fo:min-height="36.882cm"/>
    </style:style>
    <style:style style:name="gr35" style:family="graphic" style:parent-style-name="standard">
      <style:graphic-properties draw:stroke="solid" svg:stroke-color="#000000" draw:fill="none" draw:fill-color="#ffffff" fo:min-height="16.685cm"/>
    </style:style>
    <style:style style:name="gr36" style:family="graphic" style:parent-style-name="standard">
      <style:graphic-properties draw:stroke="solid" svg:stroke-color="#000000" draw:fill="none" draw:fill-color="#ffffff" fo:min-height="6.374cm"/>
    </style:style>
    <style:style style:name="gr37" style:family="graphic" style:parent-style-name="standard">
      <style:graphic-properties draw:stroke="none" svg:stroke-color="#000000" draw:fill="none" draw:fill-color="#ffffff" fo:min-height="3.65cm"/>
    </style:style>
    <style:style style:name="gr38" style:family="graphic" style:parent-style-name="standard">
      <style:graphic-properties draw:stroke="solid" svg:stroke-color="#000000" draw:fill="none" draw:fill-color="#ffffff" fo:min-height="12.45cm"/>
    </style:style>
    <style:style style:name="gr39" style:family="graphic" style:parent-style-name="standard">
      <style:graphic-properties draw:stroke="none" svg:stroke-color="#000000" draw:fill="none" draw:fill-color="#ffffff" fo:min-height="7.871cm"/>
    </style:style>
    <style:style style:name="gr40" style:family="graphic" style:parent-style-name="standard">
      <style:graphic-properties draw:stroke="none" svg:stroke-color="#000000" draw:fill="none" draw:fill-color="#ffffff" fo:min-height="3.79cm"/>
    </style:style>
    <style:style style:name="gr41" style:family="graphic" style:parent-style-name="standard">
      <style:graphic-properties draw:stroke="solid" svg:stroke-color="#000000" draw:fill="none" draw:fill-color="#ffffff" fo:min-height="24.779cm"/>
    </style:style>
    <style:style style:name="gr42" style:family="graphic" style:parent-style-name="standard">
      <style:graphic-properties draw:stroke="solid" svg:stroke-color="#000000" draw:fill="none" draw:fill-color="#ffffff" fo:min-height="29.645cm"/>
    </style:style>
    <style:style style:name="gr43" style:family="graphic" style:parent-style-name="standard">
      <style:graphic-properties draw:stroke="solid" svg:stroke-color="#000000" draw:fill="none" draw:fill-color="#ffffff" fo:min-height="18.58cm"/>
    </style:style>
    <style:style style:name="gr44" style:family="graphic" style:parent-style-name="standard">
      <style:graphic-properties draw:stroke="none" svg:stroke-color="#000000" draw:fill="none" draw:fill-color="#ffffff" fo:min-height="4.45cm"/>
    </style:style>
    <style:style style:name="gr45" style:family="graphic" style:parent-style-name="standard">
      <style:graphic-properties draw:stroke="none" svg:stroke-color="#000000" draw:fill="none" draw:fill-color="#ffffff" fo:min-height="0.65cm"/>
    </style:style>
    <style:style style:name="gr46" style:family="graphic" style:parent-style-name="standard">
      <style:graphic-properties draw:stroke="none" svg:stroke-color="#000000" draw:fill="none" draw:fill-color="#ffffff" fo:min-height="3.523cm"/>
    </style:style>
    <style:style style:name="gr47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48" style:family="graphic" style:parent-style-name="standard">
      <style:graphic-properties draw:stroke="none" svg:stroke-color="#000000" draw:fill="none" draw:fill-color="#ffffff" fo:min-height="2.332cm"/>
    </style:style>
    <style:style style:name="gr49" style:family="graphic" style:parent-style-name="standard">
      <style:graphic-properties draw:stroke="none" svg:stroke-color="#000000" draw:fill="none" draw:fill-color="#ffffff" fo:min-height="2.149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fo:min-height="4.95cm"/>
    </style:style>
    <style:style style:name="P1" style:family="paragraph">
      <loext:graphic-properties draw:opacity="3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solid" draw:fill-color="#a1467e" draw:opacity="70%"/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-color="#00a933" draw:opacity="30%"/>
      <style:paragraph-properties fo:text-align="center"/>
    </style:style>
    <style:style style:name="P11" style:family="paragraph">
      <style:paragraph-properties fo:text-align="center"/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text-align="start"/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P16" style:family="paragraph">
      <loext:graphic-properties draw:fill="none" draw:fill-color="#ffffff"/>
    </style:style>
    <style:style style:name="P17" style:family="paragraph">
      <style:text-properties fo:color="#355269" fo:font-style="italic" fo:font-weight="bold" fo:background-color="transparent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text-properties fo:color="#355269" fo:font-style="italic" fo:font-weight="bold" fo:background-color="transparent" style:font-style-asian="italic" style:font-weight-asian="bold" style:font-style-complex="italic" style:font-weight-complex="bold"/>
    </style:style>
    <style:style style:name="P19" style:family="paragraph">
      <style:paragraph-properties fo:text-align="center"/>
      <style:text-properties fo:font-size="44pt" style:font-size-asian="44pt" style:font-size-complex="44pt"/>
    </style:style>
    <style:style style:name="P20" style:family="paragraph">
      <loext:graphic-properties draw:fill="none"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font-weight="bold" fo:background-color="#a1467e" style:font-size-asian="28pt" style:font-weight-asian="bold" style:font-size-complex="28pt" style:font-weight-complex="bold"/>
    </style:style>
    <style:style style:name="T11" style:family="text">
      <style:text-properties fo:font-size="28pt" fo:font-weight="bold" fo:background-color="transparent" style:font-size-asian="28pt" style:font-weight-asian="bold" style:font-size-complex="28pt" style:font-weight-complex="bold"/>
    </style:style>
    <style:style style:name="T12" style:family="text">
      <style:text-properties fo:font-size="28pt" fo:font-weight="normal" fo:background-color="transparent" style:font-size-asian="28pt" style:font-weight-asian="normal" style:font-size-complex="28pt" style:font-weight-complex="normal"/>
    </style:style>
    <style:style style:name="T13" style:family="text">
      <style:text-properties fo:font-size="28pt" fo:font-style="italic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54pt" fo:font-weight="bold" style:font-size-asian="54pt" style:font-weight-asian="bold" style:font-size-complex="5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fo:background-color="#a1467e" style:font-size-asian="24pt" style:font-weight-asian="bold" style:font-size-complex="24pt" style:font-weight-complex="bold"/>
    </style:style>
    <style:style style:name="T20" style:family="text">
      <style:text-properties fo:font-size="24pt" fo:font-weight="normal" fo:background-color="transparent" style:font-size-asian="24pt" style:font-weight-asian="normal" style:font-size-complex="24pt" style:font-weight-complex="normal"/>
    </style:style>
    <style:style style:name="T21" style:family="text">
      <style:text-properties fo:font-size="24pt" fo:font-style="italic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4pt" fo:font-weight="normal" fo:background-color="#ffde59" style:font-size-asian="24pt" style:font-weight-asian="normal" style:font-size-complex="24pt" style:font-weight-complex="normal"/>
    </style:style>
    <style:style style:name="T23" style:family="text">
      <style:text-properties fo:font-size="24pt" fo:background-color="#729fcf" style:font-size-asian="24pt" style:font-size-complex="24pt"/>
    </style:style>
    <style:style style:name="T24" style:family="text">
      <style:text-properties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2pt" fo:font-weight="normal" fo:background-color="#a1467e" style:font-size-asian="22pt" style:font-weight-asian="normal" style:font-size-complex="22pt" style:font-weight-complex="normal"/>
    </style:style>
    <style:style style:name="T27" style:family="text">
      <style:text-properties fo:font-size="22pt" fo:font-weight="normal" fo:background-color="transparent" style:font-size-asian="22pt" style:font-weight-asian="normal" style:font-size-complex="22pt" style:font-weight-complex="normal"/>
    </style:style>
    <style:style style:name="T28" style:family="text">
      <style:text-properties fo:font-size="22pt" fo:font-style="italic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fo:font-weight="bold" fo:background-color="#729fcf" style:font-size-asian="28pt" style:font-weight-asian="bold" style:font-size-complex="28pt" style:font-weight-complex="bold"/>
    </style:style>
    <style:style style:name="T33" style:family="text">
      <style:text-properties fo:font-size="24pt" fo:font-weight="bold" fo:background-color="#729fcf" style:font-size-asian="24pt" style:font-weight-asian="bold" style:font-size-complex="24pt" style:font-weight-complex="bold"/>
    </style:style>
    <style:style style:name="T34" style:family="text"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T35" style:family="text">
      <style:text-properties style:use-window-font-color="true" fo:font-size="20pt" fo:font-weight="normal" fo:background-color="#ff5429" style:font-size-asian="20pt" style:font-weight-asian="normal" style:font-size-complex="20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a1467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2pt" fo:background-color="#729fcf" style:font-size-asian="22pt" style:font-size-complex="22pt"/>
    </style:style>
    <style:style style:name="T3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0" style:family="text">
      <style:text-properties style:text-position="-33% 58%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size="22pt" fo:font-weight="bold" fo:background-color="#729fcf" style:font-size-asian="22pt" style:font-weight-asian="bold" style:font-size-complex="22pt" style:font-weight-complex="bold"/>
    </style:style>
    <style:style style:name="T42" style:family="text">
      <style:text-properties fo:color="#355269" fo:font-style="italic" fo:font-weight="bold" fo:background-color="transparent" style:font-style-asian="italic" style:font-weight-asian="bold" style:font-style-complex="italic" style:font-weight-complex="bold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style:use-window-font-color="true" fo:font-size="20pt" fo:font-weight="normal" fo:background-color="#00a933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5cm" svg:height="51cm" svg:x="62.5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8cm" svg:y="22.7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Performance </text:span><text:span text:style-name="T1">Workshop, 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Shape Graph (USG) + Static </text:span><text:span text:style-name="T4">Shape Graph (SSG)). USG consists of all dynamically </text:span><text:span text:style-name="T4">allocated memory chunks as nodes. SSG consists of nodes </text:span><text:span text:style-name="T4">corresponding to static locations of allocation call instructions </text:span><text:span text:style-name="T4">in the program binary. SCCs on the SSG delineate separate </text:span><text:span text:style-name="T4">data structures. An array of trees materialises into a graph on </text:span><text:span text:style-name="T4">USG. SSG can help separate RDS of trees from those of </text:span><text:span text:style-name="T4">arrays.</text:span></text:p>
            <text:p><text:span text:style-name="T1">Implementation:</text:span><text:span text:style-name="T3"> </text:span><text:span text:style-name="T6">Binary instrumentation with Intel’s PIN</text:span></text:p>
            <text:p><text:span text:style-name="T1">Experimental Result</text:span><text:span text:style-name="T3">: </text:span><text:span text:style-name="T6">SPEC2000, Olden. RDSP <text:s/></text:span><text:span text:style-name="T6">processes dynamic application traces. Builds graphs and </text:span><text:span text:style-name="T6">calculates numbers of different RDS and their lifetimes. No </text:span><text:span text:style-name="T6">precise identification is reported. Numbers have not been </text:span><text:span text:style-name="T6">validated in any way.</text:span></text:p>
            <text:p><text:span text:style-name="T6"/></text:p>
          </draw:text-box>
        </draw:frame>
        <draw:frame draw:style-name="gr3" draw:text-style-name="P5" draw:layer="layout" svg:width="21.9cm" svg:height="16.94cm" svg:x="38.6cm" svg:y="22.46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Workshop on Parallel Execution of </text:span><text:span text:style-name="T1">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</text:span><text:span text:style-name="T1">IEEE/ACM International Symposium on </text:span><text:span text:style-name="T1">Microarchitecture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>Experimental Result</text:span><text:span text:style-name="T3">: </text:span></text:p>
            <text:p><text:span text:style-name="T6"/></text:p>
          </draw:text-box>
        </draw:frame>
        <draw:frame draw:style-name="gr4" draw:text-style-name="P5" draw:layer="layout" svg:width="19cm" svg:height="3.554cm" svg:x="4.4cm" svg:y="5.2cm">
          <draw:text-box>
            <text:p text:style-name="P2"><text:span text:style-name="T1">Memory profiling, Profile-based </text:span><text:span text:style-name="T1">optimizations, 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3.2cm" svg:y="13.5cm">
          <draw:text-box>
            <text:p text:style-name="P2"><text:span text:style-name="T2">Work at the granularity of the individual </text:span><text:span text:style-name="T2">load/store operations</text:span></text:p>
          </draw:text-box>
        </draw:frame>
        <draw:frame draw:style-name="gr4" draw:text-style-name="P5" draw:layer="layout" svg:width="19cm" svg:height="3.554cm" svg:x="24.1cm" svg:y="8.7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9cm" svg:y="15.1cm">
          <draw:text-box>
            <text:p text:style-name="P2"><text:span text:style-name="T2">Conservative, cannot operate on multiple </text:span><text:span text:style-name="T2">compilation units, analysis time does not scale </text:span><text:span text:style-name="T2">well</text:span></text:p>
          </draw:text-box>
        </draw:frame>
        <draw:line draw:style-name="gr7" draw:text-style-name="P7" draw:layer="layout" svg:x1="43.4cm" svg:y1="10.6cm" svg:x2="50cm" svg:y2="21.8cm">
          <text:p/>
        </draw:line>
        <draw:line draw:style-name="gr7" draw:text-style-name="P7" draw:layer="layout" svg:x1="33.8cm" svg:y1="12.7cm" svg:x2="23.9cm" svg:y2="22.4cm">
          <text:p/>
        </draw:line>
        <draw:line draw:style-name="gr7" draw:text-style-name="P7" draw:layer="layout" svg:x1="13.4cm" svg:y1="9.4cm" svg:x2="21cm" svg:y2="22.5cm">
          <text:p/>
        </draw:lin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22.1cm" svg:y1="42.8cm" svg:x2="29cm" svg:y2="50cm">
          <text:p/>
        </draw:line>
        <draw:line draw:style-name="gr7" draw:text-style-name="P7" draw:layer="layout" svg:x1="50.2cm" svg:y1="40.4cm" svg:x2="31cm" svg:y2="49.7cm">
          <text:p/>
        </draw:line>
        <draw:frame draw:style-name="gr4" draw:text-style-name="P5" draw:layer="layout" svg:width="19cm" svg:height="3.554cm" svg:x="2cm" svg:y="44.9cm">
          <draw:text-box>
            <text:p text:style-name="P2"><text:span text:style-name="T1">Forensics and Reverse Engineering</text:span></text:p>
          </draw:text-box>
        </draw:frame>
        <draw:line draw:style-name="gr7" draw:text-style-name="P7" draw:layer="layout" svg:x1="10.9cm" svg:y1="49.4cm" svg:x2="17.8cm" svg:y2="56.6cm">
          <text:p/>
        </draw:line>
        <draw:frame draw:style-name="gr6" draw:text-style-name="P6" draw:layer="layout" svg:width="11.1cm" svg:height="5.756cm" svg:x="3.2cm" svg:y="52.1cm">
          <draw:text-box>
            <text:p text:style-name="P2"><text:span text:style-name="T2">Limited to the low level programming constructs </text:span><text:span text:style-name="T2">such as individual variables or structs</text:span></text:p>
          </draw:text-box>
        </draw:frame>
        <draw:frame draw:style-name="gr9" draw:text-style-name="P6" draw:layer="layout" svg:width="11.1cm" svg:height="3.554cm" svg:x="37.8cm" svg:y="42.444cm">
          <draw:text-box>
            <text:p text:style-name="P2"><text:span text:style-name="T2">Relies on the assumption of interface functions</text:span></text:p>
          </draw:text-box>
        </draw:frame>
        <draw:frame draw:style-name="gr8" draw:text-style-name="P5" draw:layer="layout" svg:width="21.9cm" svg:height="14.8cm" svg:x="64.5cm" svg:y="39.6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and Distributed </text:span><text:span text:style-name="T1">System Security Symposium, NDSS 2011, </text:span><text:span text:style-name="T1">San Diego, California, USA, 6th February - </text:span><text:span text:style-name="T1">9th February 2011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63.8cm" svg:y1="46.7cm" svg:x2="42.1cm" svg:y2="58.1cm">
          <text:p/>
        </draw:line>
        <draw:frame draw:style-name="gr10" draw:text-style-name="P5" draw:layer="layout" svg:width="21.9cm" svg:height="12.129cm" svg:x="91.3cm" svg:y="46.7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</text:span><text:span text:style-name="T1">International Symposium on Software </text:span><text:span text:style-name="T1">Testing 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5.4cm" svg:y="64.8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the 32nd IEEE/ACM </text:span><text:span text:style-name="T1">International Conference on Automated </text:span><text:span text:style-name="T1">Software Engineering, Urbana-Champaign, </text:span><text:span text:style-name="T1">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1.5cm" svg:y1="59.4cm" svg:x2="86.7cm" svg:y2="64.6cm">
          <text:p/>
        </draw:line>
        <draw:line draw:style-name="gr7" draw:text-style-name="P7" draw:layer="layout" svg:x1="75.8cm" svg:y1="54.8cm" svg:x2="85.9cm" svg:y2="64.5cm">
          <text:p/>
        </draw:line>
        <draw:line draw:style-name="gr7" draw:text-style-name="P7" draw:layer="layout" svg:x1="33.827cm" svg:y1="12.674cm" svg:x2="29.8cm" svg:y2="49.7cm">
          <text:p/>
        </draw:line>
        <draw:frame draw:style-name="gr5" draw:text-style-name="P6" draw:layer="layout" svg:width="11.1cm" svg:height="3.6cm" svg:x="24.5cm" svg:y="42.5cm">
          <draw:text-box>
            <text:p text:style-name="P2"><text:span text:style-name="T2">Provably undecidable, conservative, has not </text:span><text:span text:style-name="T2">been widely adapted</text:span></text:p>
          </draw:text-box>
        </draw:frame>
        <draw:frame draw:style-name="gr6" draw:text-style-name="P6" draw:layer="layout" svg:width="11.1cm" svg:height="5.756cm" svg:x="49.1cm" svg:y="44.7cm">
          <draw:text-box>
            <text:p text:style-name="P2"><text:span text:style-name="T2">High accuracy, do not provide any information </text:span><text:span text:style-name="T2">about high-level data structures (lists, trees, etc.)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1.9cm" svg:x2="41.9cm" svg:y2="57.2cm">
          <text:p/>
        </draw:line>
        <draw:frame draw:style-name="gr12" draw:text-style-name="P8" draw:layer="layout" svg:width="28.3cm" svg:height="3.5cm" svg:x="62.7cm" svg:y="5.7cm">
          <draw:text-box>
            <text:p text:style-name="P2"><text:span text:style-name="T8">Low-level data structures </text:span><text:span text:style-name="T8">(primitive types, 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9.2cm">
          <draw:text-box>
            <text:p text:style-name="P2"><text:span text:style-name="T1">Static Analysis 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13.7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18th Annual Network</text:span></text:p>
            <text:p text:style-name="P2"><text:span text:style-name="T1">&amp; Distributed System 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0" draw:text-style-name="P5" draw:layer="layout" svg:width="21.9cm" svg:height="12.129cm" svg:x="92cm" svg:y="33.2cm">
          <draw:text-box>
            <text:p text:style-name="P2"><text:span text:style-name="T1">dsOl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</text:span><text:span text:style-name="T1">International Symposium on Software </text:span><text:span text:style-name="T1">Testing 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28.5cm" svg:height="71.8cm" svg:x="62.5cm" svg:y="13.0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4cm" svg:y="44.94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Performance </text:span><text:span text:style-name="T1">Workshop, 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Shape Graph (USG) + Static </text:span><text:span text:style-name="T4">Shape Graph (SSG)). USG consists of all dynamically </text:span><text:span text:style-name="T4">allocated memory chunks as nodes. SSG consists of nodes </text:span><text:span text:style-name="T4">corresponding to static locations of allocation call instructions </text:span><text:span text:style-name="T4">in the program binary. SCCs on the SSG delineate separate </text:span><text:span text:style-name="T4">data structures. An array of trees materialises into a graph on </text:span><text:span text:style-name="T4">USG. SSG can help separate RDS of trees from those of </text:span><text:span text:style-name="T4">arrays.</text:span></text:p>
            <text:p><text:span text:style-name="T1">Implementation:</text:span><text:span text:style-name="T3"> </text:span><text:span text:style-name="T6">Binary instrumentation with Intel’s PIN</text:span></text:p>
            <text:p><text:span text:style-name="T1">Experimental Result</text:span><text:span text:style-name="T3">: </text:span><text:span text:style-name="T6">SPEC2000, Olden. RDSP <text:s/></text:span><text:span text:style-name="T6">processes dynamic application traces. Builds graphs and </text:span><text:span text:style-name="T6">calculates numbers of different RDS and their lifetimes. No </text:span><text:span text:style-name="T6">precise identification is reported. Numbers have not been </text:span><text:span text:style-name="T6">validated in any way.</text:span></text:p>
            <text:p><text:span text:style-name="T6"/></text:p>
          </draw:text-box>
        </draw:frame>
        <draw:frame draw:style-name="gr16" draw:text-style-name="P5" draw:layer="layout" svg:width="21.9cm" svg:height="29.279cm" svg:x="38.2cm" svg:y="44.7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</text:span><text:span text:style-name="T1">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</text:span><text:span text:style-name="T1">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 </text:span><text:span text:style-name="T2">builds</text:span><text:span text:style-name="T1"> </text:span><text:span text:style-name="T10">MG</text:span><text:span text:style-name="T11">, </text:span><text:span text:style-name="T12">builds Call Graph, </text:span><text:span text:style-name="T12">differentiates MG nodes by </text:span><text:span text:style-name="T13">allocation-site-based</text:span><text:span text:style-name="T12"> </text:span><text:span text:style-name="T12">typing and node merging, 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6"/></text:p>
            <text:p><text:span text:style-name="T1">Weaknesses:</text:span><text:span text:style-name="T3"> </text:span></text:p>
            <text:list text:style-name="L1">
              <text:list-item>
                <text:p><text:span text:style-name="T14">allocation-site-based</text:span><text:span text:style-name="T3"> nodes typing with a </text:span><text:span text:style-name="T3">complementary nodes merging (accessed with </text:span><text:span text:style-name="T3">the same API function) might not work in </text:span><text:span text:style-name="T3">general case</text:span></text:p>
              </text:list-item>
            </text:list>
            <text:p><text:span text:style-name="T1"/></text:p>
            <text:p><text:span text:style-name="T1">Experimental Result</text:span><text:span text:style-name="T3">: GLib, Apache C++ </text:span><text:span text:style-name="T3">Standard Library, STLport </text:span></text:p>
            <text:p><text:span text:style-name="T6"/></text:p>
          </draw:text-box>
        </draw:frame>
        <draw:frame draw:style-name="gr4" draw:text-style-name="P5" draw:layer="layout" svg:width="19cm" svg:height="3.554cm" svg:x="4cm" svg:y="27.44cm">
          <draw:text-box>
            <text:p text:style-name="P2"><text:span text:style-name="T1">Memory profiling, Profile-based </text:span><text:span text:style-name="T1">optimizations, 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2.8cm" svg:y="35.74cm">
          <draw:text-box>
            <text:p text:style-name="P2"><text:span text:style-name="T2">Work at the granularity of the individual </text:span><text:span text:style-name="T2">load/store operations</text:span></text:p>
          </draw:text-box>
        </draw:frame>
        <draw:frame draw:style-name="gr4" draw:text-style-name="P5" draw:layer="layout" svg:width="19cm" svg:height="3.554cm" svg:x="23.7cm" svg:y="30.94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5cm" svg:y="37.34cm">
          <draw:text-box>
            <text:p text:style-name="P2"><text:span text:style-name="T2">Conservative, cannot operate on multiple </text:span><text:span text:style-name="T2">compilation units, analysis time does not scale </text:span><text:span text:style-name="T2">well</text:span></text:p>
          </draw:text-box>
        </draw:frame>
        <draw:line draw:style-name="gr7" draw:text-style-name="P7" draw:layer="layout" svg:x1="43cm" svg:y1="32.84cm" svg:x2="49.6cm" svg:y2="44.04cm">
          <text:p/>
        </draw:line>
        <draw:line draw:style-name="gr7" draw:text-style-name="P7" draw:layer="layout" svg:x1="33.4cm" svg:y1="34.94cm" svg:x2="23.5cm" svg:y2="44.64cm">
          <text:p/>
        </draw:line>
        <draw:line draw:style-name="gr7" draw:text-style-name="P7" draw:layer="layout" svg:x1="13cm" svg:y1="31.64cm" svg:x2="20.6cm" svg:y2="44.74cm">
          <text:p/>
        </draw:line>
        <draw:frame draw:style-name="gr8" draw:text-style-name="P5" draw:layer="layout" svg:width="21.9cm" svg:height="14.8cm" svg:x="18.6cm" svg:y="72.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21.7cm" svg:y1="65.04cm" svg:x2="28.6cm" svg:y2="72.24cm">
          <text:p/>
        </draw:line>
        <draw:line draw:style-name="gr7" draw:text-style-name="P7" draw:layer="layout" svg:x1="49.8cm" svg:y1="62.64cm" svg:x2="30.6cm" svg:y2="71.94cm">
          <text:p/>
        </draw:line>
        <draw:frame draw:style-name="gr4" draw:text-style-name="P5" draw:layer="layout" svg:width="19cm" svg:height="3.554cm" svg:x="1.6cm" svg:y="67.14cm">
          <draw:text-box>
            <text:p text:style-name="P2"><text:span text:style-name="T1">Forensics and Reverse Engineering</text:span></text:p>
          </draw:text-box>
        </draw:frame>
        <draw:line draw:style-name="gr7" draw:text-style-name="P7" draw:layer="layout" svg:x1="10.5cm" svg:y1="71.64cm" svg:x2="17.4cm" svg:y2="78.84cm">
          <text:p/>
        </draw:line>
        <draw:frame draw:style-name="gr6" draw:text-style-name="P6" draw:layer="layout" svg:width="11.1cm" svg:height="5.756cm" svg:x="2.8cm" svg:y="74.34cm">
          <draw:text-box>
            <text:p text:style-name="P2"><text:span text:style-name="T2">Limited to the low level programming constructs </text:span><text:span text:style-name="T2">such as individual variables or structs</text:span></text:p>
          </draw:text-box>
        </draw:frame>
        <draw:frame draw:style-name="gr9" draw:text-style-name="P6" draw:layer="layout" svg:width="11.1cm" svg:height="3.554cm" svg:x="37.4cm" svg:y="64.684cm">
          <draw:text-box>
            <text:p text:style-name="P2"><text:span text:style-name="T2">Relies on the assumption of interface functions</text:span></text:p>
          </draw:text-box>
        </draw:frame>
        <draw:frame draw:style-name="gr17" draw:text-style-name="P5" draw:layer="layout" svg:width="21.9cm" svg:height="15.432cm" svg:x="65.7cm" svg:y="61.054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and Distributed </text:span><text:span text:style-name="T1">System Security Symposium, NDSS 2011, </text:span><text:span text:style-name="T1">San Diego, California, USA, 6th February - </text:span><text:span text:style-name="T1">9th February 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</text:span></text:p>
            <text:p text:style-name="P4"><text:span text:style-name="T1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63.8cm" svg:y1="54.354cm" svg:x2="42.1cm" svg:y2="65.754cm">
          <text:p/>
        </draw:line>
        <draw:frame draw:style-name="gr10" draw:text-style-name="P5" draw:layer="layout" svg:width="21.9cm" svg:height="12.129cm" svg:x="91.7cm" svg:y="69.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</text:span><text:span text:style-name="T1">International Symposium on Software </text:span><text:span text:style-name="T1">Testing 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3.2cm" svg:y="93.6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the 32nd IEEE/ACM </text:span><text:span text:style-name="T1">International Conference on Automated </text:span><text:span text:style-name="T1">Software Engineering, Urbana-Champaign, </text:span><text:span text:style-name="T1">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2.3cm" svg:y1="81.9cm" svg:x2="89cm" svg:y2="93.3cm">
          <text:p/>
        </draw:line>
        <draw:line draw:style-name="gr7" draw:text-style-name="P7" draw:layer="layout" svg:x1="74.8cm" svg:y1="77.5cm" svg:x2="79.3cm" svg:y2="93.1cm">
          <text:p/>
        </draw:line>
        <draw:line draw:style-name="gr7" draw:text-style-name="P7" draw:layer="layout" svg:x1="33.427cm" svg:y1="34.914cm" svg:x2="29.4cm" svg:y2="71.94cm">
          <text:p/>
        </draw:line>
        <draw:frame draw:style-name="gr5" draw:text-style-name="P6" draw:layer="layout" svg:width="11.1cm" svg:height="3.6cm" svg:x="24.1cm" svg:y="64.74cm">
          <draw:text-box>
            <text:p text:style-name="P2"><text:span text:style-name="T2">Provably undecidable, conservative, has not </text:span><text:span text:style-name="T2">been widely adapted</text:span></text:p>
          </draw:text-box>
        </draw:frame>
        <draw:frame draw:style-name="gr6" draw:text-style-name="P6" draw:layer="layout" svg:width="11.1cm" svg:height="5.756cm" svg:x="48.7cm" svg:y="66.94cm">
          <draw:text-box>
            <text:p text:style-name="P2"><text:span text:style-name="T2">High accuracy, do not provide any information </text:span><text:span text:style-name="T2">about high-level data structures (lists, trees, etc.)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9.554cm" svg:x2="41.9cm" svg:y2="64.854cm">
          <text:p/>
        </draw:line>
        <draw:frame draw:style-name="gr12" draw:text-style-name="P8" draw:layer="layout" svg:width="28.3cm" svg:height="3.5cm" svg:x="62.7cm" svg:y="13.354cm">
          <draw:text-box>
            <text:p text:style-name="P2"><text:span text:style-name="T8">Low-level data structures </text:span><text:span text:style-name="T8">(primitive types, 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16.854cm">
          <draw:text-box>
            <text:p text:style-name="P2"><text:span text:style-name="T1">Static Analysis 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21.354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18th Annual Network</text:span></text:p>
            <text:p text:style-name="P2"><text:span text:style-name="T1">&amp; Distributed System 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/>
            <text:p text:style-name="P4"><text:span text:style-name="T1">Methodology</text:span></text:p>
            <text:p text:style-name="P4"><text:span text:style-name="T1"/></text:p>
          </draw:text-box>
        </draw:frame>
        <draw:frame draw:style-name="gr18" draw:text-style-name="P6" draw:layer="layout" svg:width="11.1cm" svg:height="4.655cm" svg:x="40.6cm" svg:y="36.44cm">
          <draw:text-box>
            <text:p text:style-name="P2"><text:span text:style-name="T2">Most well known, but provably undecidable and </text:span><text:span text:style-name="T2">thus necessarily conservative</text:span></text:p>
          </draw:text-box>
        </draw:frame>
        <draw:frame draw:style-name="gr4" draw:text-style-name="P5" draw:layer="layout" svg:width="19cm" svg:height="3.554cm" svg:x="40.4cm" svg:y="25.986cm">
          <draw:text-box>
            <text:p text:style-name="P2"><text:span text:style-name="T1">Forensics </text:span></text:p>
            <text:p text:style-name="P2"><text:span text:style-name="T1">&amp; </text:span></text:p>
            <text:p text:style-name="P2"><text:span text:style-name="T1">Reverse engineering</text:span></text:p>
          </draw:text-box>
        </draw:frame>
        <draw:line draw:style-name="gr7" draw:text-style-name="P7" draw:layer="layout" svg:x1="50.2cm" svg:y1="29.64cm" svg:x2="50.3cm" svg:y2="44.14cm">
          <text:p/>
        </draw:line>
        <draw:frame draw:style-name="gr6" draw:text-style-name="P6" draw:layer="layout" svg:width="11.1cm" svg:height="5.756cm" svg:x="44.8cm" svg:y="30.884cm">
          <draw:text-box>
            <text:p text:style-name="P2"><text:span text:style-name="T2">Most well known, but provably undecidable and </text:span><text:span text:style-name="T2">thus necessarily conservative</text:span></text:p>
          </draw:text-box>
        </draw:frame>
        <draw:line draw:style-name="gr7" draw:text-style-name="P7" draw:layer="layout" svg:x1="33.5cm" svg:y1="53.74cm" svg:x2="38.1cm" svg:y2="54.14cm">
          <text:p/>
        </draw:line>
        <draw:frame draw:style-name="gr19" draw:text-style-name="P5" draw:layer="layout" svg:width="21.9cm" svg:height="20.704cm" svg:x="20.3cm" svg:y="4.096cm">
          <draw:text-box>
            <text:p text:style-name="P2"><text:span text:style-name="T1">Abstract Dekker’s </text:span><text:span text:style-name="T2">(1994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</text:span><text:span text:style-name="T1">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</text:span><text:span text:style-name="T1">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/></text:p>
            <text:p><text:span text:style-name="T1">Experimental Result</text:span><text:span text:style-name="T3">: GLib, Apache C++ </text:span><text:span text:style-name="T3">Standard Library, STLport </text:span></text:p>
            <text:p><text:span text:style-name="T6"/></text:p>
          </draw:text-box>
        </draw:frame>
        <draw:line draw:style-name="gr7" draw:text-style-name="P7" draw:layer="layout" svg:x1="42.5cm" svg:y1="12.2cm" svg:x2="53.3cm" svg:y2="44.2cm">
          <text:p/>
        </draw:line>
        <draw:frame draw:style-name="gr6" draw:text-style-name="P6" draw:layer="layout" svg:width="11.1cm" svg:height="5.756cm" svg:x="44.5cm" svg:y="16.344cm">
          <draw:text-box>
            <text:p text:style-name="P2"><text:span text:style-name="T2">Relies on its abilities at the parse tree level, </text:span><text:span text:style-name="T2">does not require source code access</text:span></text:p>
          </draw:text-box>
        </draw:frame>
        <draw:frame draw:style-name="gr20" draw:text-style-name="P9" draw:layer="layout" svg:width="21.9cm" svg:height="23.8cm" svg:x="1cm" svg:y="95.2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the graph on dynamic </text:span><text:span text:style-name="T2">memory allocations, remove graph nodes on </text:span><text:span text:style-name="T2">deallocations</text:span></text:p>
            <text:p text:style-name="P4"><text:span text:style-name="T1">Edges: </text:span><text:span text:style-name="T2">store instructions (with destination and </text:span><text:span text:style-name="T2">source operands being addresses pointing to </text:span><text:span text:style-name="T2">locations withing previously allocated memory </text:span><text:span text:style-name="T2">nodes/NULL values) create/remove 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(like array of binary </text:span><text:span text:style-name="T2">trees) chunk up in the single graph and are </text:span><text:span text:style-name="T2">hard to distinguish, data structure overlays </text:span><text:span text:style-name="T2">suffer from the same problem</text:span></text:p>
              </text:list-item>
              <text:list-item>
                <text:p text:style-name="P4"><text:span text:style-name="T2">Multiple data structure nodes allocated in the </text:span><text:span text:style-name="T2">same memory chunk are undistinguishable</text:span></text:p>
              </text:list-item>
              <text:list-item>
                <text:p text:style-name="P4"><text:span text:style-name="T2">Graphs evolve during a program execution, </text:span><text:span text:style-name="T2">data structure manipulation operations break </text:span><text:span text:style-name="T2">graph invariant properties </text:span></text:p>
              </text:list-item>
            </text:list>
            <text:p text:style-name="P4"><text:span text:style-name="T6"/></text:p>
          </draw:text-box>
        </draw:frame>
      </draw:page>
      <draw:page draw:name="page3" draw:style-name="dp1" draw:master-page-name="Default">
        <draw:custom-shape draw:style-name="gr21" draw:text-style-name="P1" draw:layer="layout" svg:width="58.5cm" svg:height="165.4cm" svg:x="1.8cm" svg:y="6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9.5cm" svg:height="171.9cm" svg:x="1.2cm" svg:y="1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3.4cm" svg:height="47.9cm" svg:x="60.9cm" svg:y="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3.4cm" svg:height="80.3cm" svg:x="60.9cm" svg:y="93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2.6cm" svg:height="41.9cm" svg:x="61.3cm" svg:y="6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3.4cm" svg:height="43.7cm" svg:x="60.9cm" svg:y="49.5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43.3cm" svg:height="4.501cm" svg:x="60.9cm" svg:y="49.6cm">
          <draw:text-box>
            <text:p text:style-name="P11"><text:span text:style-name="T16">Low-level data </text:span><text:span text:style-name="T16">structures (primitive </text:span><text:span text:style-name="T16">types, structs, arrays) </text:span><text:span text:style-name="T16">identification</text:span></text:p>
          </draw:text-box>
        </draw:frame>
        <draw:frame draw:style-name="gr28" draw:text-style-name="P12" draw:layer="layout" svg:width="103.1cm" svg:height="5.3cm" svg:x="1cm" svg:y="1.8cm">
          <draw:text-box>
            <text:p text:style-name="P11"><text:span text:style-name="T16">High-level data </text:span><text:span text:style-name="T16">structures (arrays, </text:span><text:span text:style-name="T16">linked-lists, trees, </text:span></text:p>
            <text:p text:style-name="P11"><text:span text:style-name="T16">hash-tables, graphs, </text:span><text:span text:style-name="T16">etc.) identification</text:span></text:p>
          </draw:text-box>
        </draw:frame>
        <draw:frame draw:style-name="gr29" draw:text-style-name="P5" draw:layer="layout" svg:width="21.9cm" svg:height="34.702cm" svg:x="33.7cm" svg:y="20.8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</text:span><text:span text:style-name="T1">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</text:span><text:span text:style-name="T1">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17">LLVM IR, but can work with binaries</text:span></text:p>
            <text:p text:style-name="P4"><text:span text:style-name="T1">Methodology: </text:span></text:p>
            <text:list text:style-name="L1">
              <text:list-item>
                <text:p text:style-name="P4"><text:span text:style-name="T17">Builds</text:span><text:span text:style-name="T18"> </text:span><text:span text:style-name="T19">MG</text:span><text:span text:style-name="T20">, differentiates MG nodes by </text:span><text:span text:style-name="T21">allocation-site-</text:span><text:span text:style-name="T21">based</text:span><text:span text:style-name="T20"> typing and node merging, assigns types to MG </text:span><text:span text:style-name="T20">edges (</text:span><text:span text:style-name="T21">child</text:span><text:span text:style-name="T20">, </text:span><text:span text:style-name="T21">foreign</text:span><text:span text:style-name="T20">, </text:span><text:span text:style-name="T21">data</text:span><text:span text:style-name="T20">)</text:span></text:p>
              </text:list-item>
              <text:list-item>
                <text:p text:style-name="P4"><text:span text:style-name="T20">Builds Call Graph and identifies data structure iface </text:span><text:span text:style-name="T20">functions</text:span></text:p>
              </text:list-item>
              <text:list-item>
                <text:p text:style-name="P4"><text:span text:style-name="T20">Gathers MG and iface function invariants with </text:span><text:span text:style-name="T22">Daikon</text:span><text:span text:style-name="T20"> </text:span><text:span text:style-name="T20">tool</text:span></text:p>
              </text:list-item>
              <text:list-item>
                <text:p text:style-name="P4"><text:span text:style-name="T20">Uses hand-built decision tree to match identified </text:span><text:span text:style-name="T20">invariants against reference data structure libraries </text:span><text:span text:style-name="T20">(top-down: MG shape, iface function set and its </text:span><text:span text:style-name="T20">invariants)</text:span></text:p>
              </text:list-item>
            </text:list>
            <text:p text:style-name="P4"><text:span text:style-name="T1">Implementation:</text:span><text:span text:style-name="T3"> </text:span><text:span text:style-name="T23">LLVM</text:span></text:p>
            <text:p><text:span text:style-name="T1">Weaknesses:</text:span><text:span text:style-name="T3"> </text:span></text:p>
            <text:list text:continue-numbering="true" text:style-name="L1">
              <text:list-item>
                <text:p><text:span text:style-name="T24">allocation-site-based</text:span><text:span text:style-name="T25"> node typing with a </text:span><text:span text:style-name="T25">complementary node merging (accessed with the </text:span><text:span text:style-name="T25">same API function) might not work in general case</text:span></text:p>
              </text:list-item>
              <text:list-item>
                <text:p><text:span text:style-name="T25">Assumption of Iface functions does not hold with </text:span><text:span text:style-name="T25">optimizations and legacy non-structured code</text:span></text:p>
              </text:list-item>
            </text:list>
            <text:p><text:span text:style-name="T1">Experimental Result</text:span><text:span text:style-name="T3">: </text:span><text:span text:style-name="T25">Correctly recognised vector, </text:span><text:span text:style-name="T25">deque, linked-list, set (red-black tree) implementations </text:span><text:span text:style-name="T25">in several different data structure libraries GLib, Apache </text:span><text:span text:style-name="T25">C++ Standard Library, STLport</text:span></text:p>
          </draw:text-box>
        </draw:frame>
        <draw:frame draw:style-name="gr30" draw:text-style-name="P5" draw:layer="layout" svg:width="21.9cm" svg:height="32.6cm" svg:x="34.7cm" svg:y="67.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3">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Input: </text:span><text:span text:style-name="T2">stripped binaries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Builds </text:span><text:span text:style-name="T26">MG</text:span></text:p>
              </text:list-item>
              <text:list-item>
                <text:p text:style-name="P4"><text:span text:style-name="T27">Tagging MG with type information (</text:span><text:span text:style-name="T28">src</text:span><text:span text:style-name="T27"> and </text:span><text:span text:style-name="T28">dst</text:span><text:span text:style-name="T27"> objects of the </text:span><text:span text:style-name="T27">same instruction get the same type + uses offsets)</text:span></text:p>
              </text:list-item>
              <text:list-item>
                <text:p text:style-name="P4"><text:span text:style-name="T27">Split MG based on data structure types</text:span></text:p>
              </text:list-item>
              <text:list-item>
                <text:p text:style-name="P4"><text:span text:style-name="T29">MG shape analysis: find minimal set of offsets {p</text:span><text:span text:style-name="T30">1</text:span><text:span text:style-name="T31">,p</text:span><text:span text:style-name="T30">2</text:span><text:span text:style-name="T31">,p</text:span><text:span text:style-name="T30">3</text:span><text:span text:style-name="T31">,..,p</text:span><text:span text:style-name="T30">n</text:span><text:span text:style-name="T27">}, </text:span><text:span text:style-name="T27">that still keeps DS connected and separate DS sub-</text:span><text:span text:style-name="T27">structures</text:span></text:p>
              </text:list-item>
              <text:list-item>
                <text:p text:style-name="P4"><text:span text:style-name="T27">Classify sub-structures by their shape (#nodes in and out)</text:span></text:p>
              </text:list-item>
              <text:list-item>
                <text:p text:style-name="P4"><text:span text:style-name="T27">Refinement of special cases (recursive tree height </text:span><text:span text:style-name="T27">calculation)</text:span></text:p>
              </text:list-item>
            </text:list>
            <text:p text:style-name="P13"><text:span text:style-name="T1">Implementation: </text:span><text:span text:style-name="T32">I</text:span><text:span text:style-name="T33">ntel Pin</text:span></text:p>
            <text:p text:style-name="P14"><text:span text:style-name="T1">Weaknesses:</text:span></text:p>
            <text:list text:continue-numbering="true" text:style-name="L1">
              <text:list-item>
                <text:p text:style-name="P14"><text:span text:style-name="T4">Based solely on the shape of data structures not their </text:span><text:span text:style-name="T4">contents (MemPick cannot tell whether a binary tree is a </text:span><text:span text:style-name="T4">search tree or not)</text:span></text:p>
              </text:list-item>
              <text:list-item>
                <text:p text:style-name="P14"><text:span text:style-name="T4">As all dynamic techniques, MemPick is limited by the code </text:span><text:span text:style-name="T4">coverage of its profiler runs</text:span></text:p>
              </text:list-item>
              <text:list-item>
                <text:p text:style-name="P14"><text:span text:style-name="T4">MG node tagging might trigger false positives</text:span></text:p>
              </text:list-item>
              <text:list-item>
                <text:p text:style-name="P14"><text:span text:style-name="T4">Examines MG snapshots at “quiescent” time periods – need </text:span><text:span text:style-name="T4">to catch them precisely (gaps between DS modifications in </text:span><text:span text:style-name="T4">the number of instructions)</text:span></text:p>
              </text:list-item>
              <text:list-item>
                <text:p text:style-name="P14"><text:span text:style-name="T4">MG shape analysis is based on heap buffer offsets – won’t </text:span><text:span text:style-name="T4">handle multiple nodes per heap buffer</text:span></text:p>
              </text:list-item>
            </text:list>
            <text:p><text:span text:style-name="T1">Experimental Result:</text:span></text:p>
            <text:list text:continue-numbering="true" text:style-name="L1">
              <text:list-item>
                <text:p><text:span text:style-name="T4">16 popular DS libraries: boost:container, clibutils, GLib, </text:span><text:span text:style-name="T4">GDSL, STL, STLport, etc.</text:span></text:p>
              </text:list-item>
              <text:list-item>
                <text:p><text:span text:style-name="T4">10 real-world applications: clang, chromium, Lighttpd, etc. </text:span><text:span text:style-name="T4">(MemPick finishes withing 1 hour), </text:span></text:p>
              </text:list-item>
            </text:list>
          </draw:text-box>
        </draw:frame>
        <draw:line draw:style-name="gr7" draw:text-style-name="P7" draw:layer="layout" svg:x1="44.6cm" svg:y1="56.5cm" svg:x2="45.3cm" svg:y2="67.2cm">
          <text:p/>
        </draw:line>
        <draw:frame draw:style-name="gr31" draw:text-style-name="P15" draw:layer="layout" svg:width="11.9cm" svg:height="10.482cm" svg:x="45.7cm" svg:y="56.118cm">
          <draw:text-box>
            <text:list text:style-name="L1">
              <text:list-item>
                <text:p text:style-name="P4"><text:span text:style-name="T34">Elegant, the most powerful to date, accurately detects data </text:span><text:span text:style-name="T34">structures and the functions that manipulate them</text:span></text:p>
              </text:list-item>
              <text:list-item>
                <text:p text:style-name="P4"><text:span text:style-name="T35">Limited by iface functions assumption</text:span></text:p>
              </text:list-item>
              <text:list-item>
                <text:p text:style-name="P4"><text:span text:style-name="T35">Do not address overlapping data structures (like a linked-list, </text:span><text:span text:style-name="T35">that connects the nodes of a tree)</text:span></text:p>
              </text:list-item>
              <text:list-item>
                <text:p text:style-name="P4"><text:span text:style-name="T35">Node typing system based on the same memory allocation sites </text:span><text:span text:style-name="T35">and iface functions</text:span></text:p>
              </text:list-item>
            </text:list>
            <text:p text:style-name="P2"><text:span text:style-name="T34"/></text:p>
          </draw:text-box>
        </draw:frame>
        <draw:frame draw:style-name="gr20" draw:text-style-name="P9" draw:layer="layout" svg:width="21.9cm" svg:height="23.8cm" svg:x="1.5cm" svg:y="175.7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the graph on dynamic </text:span><text:span text:style-name="T2">memory allocations, remove graph nodes on </text:span><text:span text:style-name="T2">deallocations</text:span></text:p>
            <text:p text:style-name="P4"><text:span text:style-name="T1">Edges: </text:span><text:span text:style-name="T2">store instructions (with destination and </text:span><text:span text:style-name="T2">source operands being addresses pointing to </text:span><text:span text:style-name="T2">locations withing previously allocated memory </text:span><text:span text:style-name="T2">nodes/NULL values) create/remove 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(like array of binary </text:span><text:span text:style-name="T2">trees) chunk up in the single graph and are </text:span><text:span text:style-name="T2">hard to distinguish, data structure overlays </text:span><text:span text:style-name="T2">suffer from the same problem</text:span></text:p>
              </text:list-item>
              <text:list-item>
                <text:p text:style-name="P4"><text:span text:style-name="T2">Multiple data structure nodes allocated in the </text:span><text:span text:style-name="T2">same memory chunk are undistinguishable</text:span></text:p>
              </text:list-item>
              <text:list-item>
                <text:p text:style-name="P4"><text:span text:style-name="T2">Graphs evolve during a program execution, </text:span><text:span text:style-name="T2">data structure manipulation operations break </text:span><text:span text:style-name="T2">graph invariant properties </text:span></text:p>
              </text:list-item>
            </text:list>
            <text:p text:style-name="P4"><text:span text:style-name="T6"/></text:p>
          </draw:text-box>
        </draw:frame>
        <draw:frame draw:style-name="gr32" draw:text-style-name="P5" draw:layer="layout" svg:width="21.9cm" svg:height="10.3cm" svg:x="69.3cm" svg:y="13.3cm">
          <draw:text-box>
            <text:p text:style-name="P2"><text:span text:style-name="T1">Shape Analysis</text:span></text:p>
            <text:p text:style-name="P2"><text:span text:style-name="T2">(</text:span><text:span text:style-name="T3">)</text:span></text:p>
            <text:p text:style-name="P2"><text:span text:style-name="T3"/></text:p>
            <text:p text:style-name="P4"><text:span text:style-name="T1">Input: </text:span></text:p>
            <text:p text:style-name="P4"><text:span text:style-name="T1">Methodology:</text:span></text:p>
            <text:p text:style-name="P13"><text:span text:style-name="T1">Implementation: </text:span></text:p>
            <text:p text:style-name="P14"><text:span text:style-name="T1">Weaknesses:</text:span></text:p>
            <text:p><text:span text:style-name="T1">Experimental Result:</text:span></text:p>
          </draw:text-box>
        </draw:frame>
        <draw:custom-shape draw:style-name="gr33" draw:text-style-name="P1" draw:layer="layout" svg:width="52.4cm" svg:height="59.9cm" svg:x="7.4cm" svg:y="108.7cm">
          <text:p/>
          <draw:enhanced-geometry svg:viewBox="0 0 21600 21600" draw:type="rectangle" draw:enhanced-path="M 0 0 L 21600 0 21600 21600 0 21600 0 0 Z N"/>
        </draw:custom-shape>
        <draw:frame draw:style-name="gr34" draw:text-style-name="P5" draw:layer="layout" svg:width="21.9cm" svg:height="37.132cm" svg:x="7cm" svg:y="17.9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Performance </text:span><text:span text:style-name="T1">Workshop, Chicago, USA</text:span></text:p>
            <text:p text:style-name="P13"><text:span text:style-name="T1">Input: </text:span><text:span text:style-name="T4">C source code</text:span></text:p>
            <text:p text:style-name="P13"><text:span text:style-name="T1">Problem: </text:span></text:p>
            <text:p text:style-name="P13"><text:span text:style-name="T1">Goal: </text:span><text:span text:style-name="T4">better understanding of memory access behaviour of </text:span><text:span text:style-name="T4">programs with RDS (not just individual load/store operations, </text:span><text:span text:style-name="T4">but a higher-level view) </text:span></text:p>
            <text:p text:style-name="P4"><text:span text:style-name="T9">Contribution: </text:span><text:span text:style-name="T36">proposal of RDS Profiling technique and a </text:span><text:span text:style-name="T36">notion of RDS stability</text:span></text:p>
            <text:p text:style-name="P4"><text:span text:style-name="T1"/></text:p>
            <text:p text:style-name="P4"><text:span text:style-name="T1">Methodology:</text:span></text:p>
            <text:list text:style-name="L1">
              <text:list-item>
                <text:p text:style-name="P4"><text:span text:style-name="T36">Builds </text:span><text:span text:style-name="T37">MG</text:span><text:span text:style-name="T29">, which is termed as a Unified Shape Graph </text:span><text:span text:style-name="T29">(USG). USG </text:span><text:span text:style-name="T27">consists of all dynamically allocated memory </text:span><text:span text:style-name="T27">chunks as nodes.</text:span></text:p>
              </text:list-item>
              <text:list-item>
                <text:p text:style-name="P4"><text:span text:style-name="T29">Builds another variant of MG: </text:span><text:span text:style-name="T36">Static Shape Graph (SSG), </text:span><text:span text:style-name="T36">which consists of nodes corresponding to static locations of </text:span><text:span text:style-name="T36">allocation call instructions in the program binary. SCCs on </text:span><text:span text:style-name="T36">the SSG delineate separate RDS types. An array of trees </text:span><text:span text:style-name="T36">materialises into a graph on USG. SSG can help separate </text:span><text:span text:style-name="T36">RDS of trees from those of arrays. To distinguish separate <text:s/></text:span><text:span text:style-name="T36">instances of </text:span><text:span text:style-name="T4">tree RDS type from each other authors notice, </text:span><text:span text:style-name="T4">that they are always connected by a different RDS type node </text:span><text:span text:style-name="T4">(array here) existing between them. On-the-fly SCC </text:span><text:span text:style-name="T4">membership checks are performed.</text:span></text:p>
              </text:list-item>
            </text:list>
            <text:p><text:span text:style-name="T1">Implementation:</text:span><text:span text:style-name="T3"> </text:span><text:span text:style-name="T6">Binary instrumentation with </text:span><text:span text:style-name="T38">Intel’s PIN</text:span></text:p>
            <text:p text:style-name="P14"><text:span text:style-name="T11">Weaknesses:</text:span></text:p>
            <text:list text:continue-numbering="true" text:style-name="L1">
              <text:list-item>
                <text:p text:style-name="P14"><text:span text:style-name="T27">Distinguishes different RDS types and instances, but does </text:span><text:span text:style-name="T27">not analyse the types any further (is it a list, tree, etc.)</text:span></text:p>
              </text:list-item>
              <text:list-item>
                <text:p text:style-name="P14"><text:span text:style-name="T27"><text:s/></text:span><text:span text:style-name="T27">Does not verify its results (counts the number of RDS types, </text:span><text:span text:style-name="T27">instances, backward/forward edges, RDS lifetimes in the </text:span><text:span text:style-name="T27">studied benchmarks)</text:span></text:p>
              </text:list-item>
            </text:list>
            <text:p><text:span text:style-name="T1">Experimental Result</text:span><text:span text:style-name="T3">: </text:span><text:span text:style-name="T6">SPEC2000, Olden. RDSP <text:s/></text:span><text:span text:style-name="T6">processes dynamic application traces. Builds graphs and </text:span><text:span text:style-name="T6">calculates numbers of different RDS and their lifetimes. No </text:span><text:span text:style-name="T6">precise identification is reported. Numbers have not been </text:span><text:span text:style-name="T6">validated in any way.</text:span></text:p>
            <text:p><text:span text:style-name="T6"/></text:p>
          </draw:text-box>
        </draw:frame>
        <draw:frame draw:style-name="gr35" draw:text-style-name="P5" draw:layer="layout" svg:width="21.9cm" svg:height="16.935cm" svg:x="69.2cm" svg:y="127.533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and Distributed </text:span><text:span text:style-name="T1">System Security Symposium, NDSS 2011, </text:span><text:span text:style-name="T1">San Diego, California, USA, 6th February - </text:span><text:span text:style-name="T1">9th February 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 </text:span><text:span text:style-name="T4">recovery by access patterns</text:span></text:p>
            <text:list text:style-name="L1">
              <text:list-item>
                <text:p text:style-name="P4"><text:span text:style-name="T4">Model of a call stack (HStack)</text:span></text:p>
              </text:list-item>
            </text:list>
            <text:p text:style-name="P4"><text:span text:style-name="T1"/></text:p>
            <text:p><text:span text:style-name="T1">Implementation: </text:span><text:span text:style-name="T4">Dynamic analysis on QEMU-based </text:span><text:span text:style-name="T4">emulator</text:span></text:p>
            <text:p><text:span text:style-name="T4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frame draw:style-name="gr36" draw:text-style-name="P5" draw:layer="layout" svg:width="21.9cm" svg:height="6.624cm" svg:x="71.4cm" svg:y="83.376cm">
          <draw:text-box>
            <text:p text:style-name="P2"><text:span text:style-name="T1">Disassemblers and decompilers </text:span></text:p>
            <text:p text:style-name="P2"><text:span text:style-name="T2">IDA Pro (2005), OllyDbg ()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known library function calls to symbolic </text:span><text:span text:style-name="T4">names</text:span></text:p>
            <text:p text:style-name="P4"><text:span text:style-name="T1"/></text:p>
          </draw:text-box>
        </draw:frame>
        <draw:frame draw:style-name="gr37" draw:text-style-name="P8" draw:layer="layout" svg:width="39.2cm" svg:height="3.9cm" svg:x="64.1cm" svg:y="78cm">
          <draw:text-box>
            <text:p text:style-name="P2"><text:span text:style-name="T8">Reverse Engineering and </text:span><text:span text:style-name="T8">Forensics</text:span></text:p>
          </draw:text-box>
        </draw:frame>
        <draw:frame draw:style-name="gr38" draw:text-style-name="P5" draw:layer="layout" svg:width="21.9cm" svg:height="12.7cm" svg:x="69.2cm" svg:y="106.4cm">
          <draw:text-box>
            <text:p text:style-name="P2"><text:span text:style-name="T1">Reward </text:span><text:span text:style-name="T2">(2010)</text:span></text:p>
            <text:p text:style-name="P2"><text:span text:style-name="T2">(</text:span><text:span text:style-name="T3">)</text:span></text:p>
            <text:p text:style-name="P2"><text:span text:style-name="T1">Proceedings of the Network and Distributed </text:span><text:span text:style-name="T1">System Security Symposium, NDSS 2010, </text:span><text:span text:style-name="T1">San Diego, California, USA, 6th February - </text:span><text:span text:style-name="T1">9th February 2011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Dynamic analysis. Whenever a program </text:span><text:span text:style-name="T4">makes a call to a well-known function (like a system call), we </text:span><text:span text:style-name="T4">know the types of all the arguments – so we label these </text:span><text:span text:style-name="T4">memory locations accordingly. Next, we propagate this type </text:span><text:span text:style-name="T4">information backwards and forwards.</text:span></text:p>
          </draw:text-box>
        </draw:frame>
        <draw:line draw:style-name="gr7" draw:text-style-name="P7" draw:layer="layout" svg:x1="79.9cm" svg:y1="119.4cm" svg:x2="80.5cm" svg:y2="127.3cm">
          <text:p/>
        </draw:line>
        <draw:frame draw:style-name="gr39" draw:text-style-name="P15" draw:layer="layout" svg:width="11.9cm" svg:height="8.121cm" svg:x="80.2cm" svg:y="119.279cm">
          <draw:text-box>
            <text:list text:style-name="L1">
              <text:list-item>
                <text:p text:style-name="P4"><text:span text:style-name="T35">The technique only recovers</text:span></text:p>
                <text:p text:style-name="P4"><text:span text:style-name="T35">those data structures that appear, directly or indirectly, in the</text:span></text:p>
                <text:p text:style-name="P4"><text:span text:style-name="T35">arguments of system calls. This is a very small portion of all </text:span><text:span text:style-name="T35">data structures in a program. All internal variables and data </text:span><text:span text:style-name="T35">structures in the program remain invisible.</text:span></text:p>
              </text:list-item>
            </text:list>
            <text:p text:style-name="P2"><text:span text:style-name="T34"/></text:p>
          </draw:text-box>
        </draw:frame>
        <draw:frame draw:style-name="gr40" draw:text-style-name="P8" draw:layer="layout" svg:width="51.1cm" svg:height="4.04cm" svg:x="7.3cm" svg:y="108.9cm">
          <draw:text-box>
            <text:p text:style-name="P2"><text:span text:style-name="T8">University of Bamberg</text:span></text:p>
            <text:p text:style-name="P2"><text:span text:style-name="T15">Software Technologies Research </text:span><text:span text:style-name="T15">Group</text:span></text:p>
            <text:p text:style-name="P2"><text:span text:style-name="T1">“</text:span><text:span text:style-name="T1">Identifying and Analyzing Pointer-based </text:span><text:span text:style-name="T1">Dynamic Data Structures” project</text:span></text:p>
          </draw:text-box>
        </draw:frame>
        <draw:frame draw:style-name="gr41" draw:text-style-name="P5" draw:layer="layout" svg:width="21.9cm" svg:height="28.283cm" svg:x="32.8cm" svg:y="123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International Symposium on Software Testing and </text:span><text:span text:style-name="T1">Analysis, Saarbrücken, Germany </text:span></text:p>
            <text:p text:style-name="P2"><text:span text:style-name="T1"/></text:p>
            <text:p text:style-name="P4"><text:span text:style-name="T1">Input: </text:span><text:span text:style-name="T4">C source code</text:span></text:p>
            <text:p text:style-name="P4"><text:span text:style-name="T1">Problem: </text:span></text:p>
            <text:list text:style-name="L1">
              <text:list-item>
                <text:p text:style-name="P4"><text:span text:style-name="T4">Varieties and complexities of DS implementations in C language enabled by the freedom offered by C and demanded by </text:span><text:span text:style-name="T4">low-level software (OS, device drivers) efficiency concerns</text:span></text:p>
              </text:list-item>
              <text:list-item>
                <text:p text:style-name="P4"><text:span text:style-name="T4">Degenerate shapes (DSI uses a different to MemPick (quiescent periods) and DDT (operation boundaries) approach): </text:span><text:span text:style-name="T4">reinforcing evidence for DS observations through structural and temporal repetion</text:span></text:p>
              </text:list-item>
            </text:list>
            <text:p text:style-name="P4"><text:span text:style-name="T1">Goal: </text:span><text:span text:style-name="T4">C source code comprehension, legacy software maintenance tool, memory visualization</text:span></text:p>
            <text:p text:style-name="P4"><text:span text:style-name="T1">Methodology:</text:span></text:p>
            <text:p text:style-name="P4"><text:span text:style-name="T1"/></text:p>
            <text:p text:style-name="P4"><text:span text:style-name="T1">Weaknesses:</text:span></text:p>
            <text:list text:continue-numbering="true" text:style-name="L1">
              <text:list-item>
                <text:p text:style-name="P4"><text:span text:style-name="T4">The core DSI algorithm requires type information on cells from source code <text:s/></text:span></text:p>
              </text:list-item>
            </text:list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textbook and literature examples, </text:span><text:span text:style-name="T39">bash</text:span><text:span text:style-name="T3">, </text:span><text:span text:style-name="T39">libusb</text:span><text:span text:style-name="T3"> </text:span></text:p>
          </draw:text-box>
        </draw:frame>
        <draw:frame draw:style-name="gr42" draw:text-style-name="P5" draw:layer="layout" svg:width="21.9cm" svg:height="30.128cm" svg:x="8.4cm" svg:y="114.4cm">
          <draw:text-box>
            <text:p text:style-name="P2"><text:span text:style-name="T1">dsOli </text:span><text:span text:style-name="T2">(2014)</text:span></text:p>
            <text:p text:style-name="P2"><text:span text:style-name="T7">(</text:span><text:span text:style-name="T9">d</text:span><text:span text:style-name="T2">ata </text:span><text:span text:style-name="T1">s</text:span><text:span text:style-name="T2">tructure </text:span><text:span text:style-name="T1">O</text:span><text:span text:style-name="T2">peration </text:span><text:span text:style-name="T1">l</text:span><text:span text:style-name="T2">ocation and </text:span><text:span text:style-name="T1">i</text:span><text:span text:style-name="T2">dentification</text:span><text:span text:style-name="T3">)</text:span></text:p>
            <text:p text:style-name="P2"><text:span text:style-name="T1">[ICPC’14] </text:span><text:span text:style-name="T1">Proceedings </text:span><text:span text:style-name="T1">of the 22nd </text:span><text:span text:style-name="T1">International </text:span><text:span text:style-name="T1">Conference </text:span><text:span text:style-name="T1">on Program </text:span><text:span text:style-name="T1">Comprehensi</text:span><text:span text:style-name="T1">on, </text:span><text:span text:style-name="T1">Hyderabad, </text:span><text:span text:style-name="T1">India</text:span></text:p>
            <text:p text:style-name="P4"><text:span text:style-name="T1">Input: </text:span><text:span text:style-name="T4">C source </text:span><text:span text:style-name="T4">code</text:span></text:p>
            <text:p text:style-name="P4"><text:span text:style-name="T1">Problem:</text:span></text:p>
            <text:p text:style-name="P4"><text:span text:style-name="T1"/></text:p>
            <text:p text:style-name="P4"><text:span text:style-name="T1">Goal: </text:span><text:span text:style-name="T4">C source </text:span><text:span text:style-name="T4">code </text:span><text:span text:style-name="T4">comprehension by </text:span><text:span text:style-name="T4">automatically </text:span><text:span text:style-name="T4">discovering and </text:span><text:span text:style-name="T4">identifying pointer-</text:span><text:span text:style-name="T4">based dynamic </text:span><text:span text:style-name="T4">data structure </text:span><text:span text:style-name="T4">operations</text:span></text:p>
            <text:p text:style-name="P4"><text:span text:style-name="T1"/></text:p>
            <text:p text:style-name="P4"><text:span text:style-name="T1">Methodology:</text:span></text:p>
            <text:list text:style-name="L1">
              <text:list-item>
                <text:p text:style-name="P4"><text:span text:style-name="T4">Collect </text:span><text:span text:style-name="T4">sequences of </text:span><text:span text:style-name="T4">program events </text:span><text:span text:style-name="T4">(pointer writes, </text:span><text:span text:style-name="T4">memory </text:span><text:span text:style-name="T4">(de)allocations) </text:span><text:span text:style-name="T4">[E</text:span><text:span text:style-name="T40">1</text:span><text:span text:style-name="T4">, E</text:span><text:span text:style-name="T40">2</text:span><text:span text:style-name="T4">, … , E</text:span><text:span text:style-name="T40">n</text:span><text:span text:style-name="T4">], </text:span><text:span text:style-name="T4">corresponding </text:span><text:span text:style-name="T4">points-to graphs </text:span><text:span text:style-name="T4">[G</text:span><text:span text:style-name="T40">1</text:span><text:span text:style-name="T4">, G</text:span><text:span text:style-name="T40">2</text:span><text:span text:style-name="T4">, … , G</text:span><text:span text:style-name="T40">n</text:span><text:span text:style-name="T4">] </text:span><text:span text:style-name="T4">and feature </text:span><text:span text:style-name="T4">vectors [F</text:span><text:span text:style-name="T40">1</text:span><text:span text:style-name="T4">,F</text:span><text:span text:style-name="T40">2</text:span><text:span text:style-name="T4">, … </text:span><text:span text:style-name="T4">, F</text:span><text:span text:style-name="T40">n</text:span><text:span text:style-name="T4">]</text:span></text:p>
              </text:list-item>
              <text:list-item>
                <text:p text:style-name="P4"><text:span text:style-name="T4">Use Minimum </text:span><text:span text:style-name="T4">Description </text:span><text:span text:style-name="T4">Length (MDL) </text:span><text:span text:style-name="T4">technique to </text:span><text:span text:style-name="T4">identify repeating </text:span><text:span text:style-name="T4">patterns of </text:span><text:span text:style-name="T4">feature vectors</text:span></text:p>
              </text:list-item>
              <text:list-item>
                <text:p text:style-name="P4"><text:span text:style-name="T4">Use points-to </text:span><text:span text:style-name="T4">graph pairs </text:span><text:span text:style-name="T4">(G</text:span><text:span text:style-name="T40">i</text:span><text:span text:style-name="T4">,G</text:span><text:span text:style-name="T40">j</text:span><text:span text:style-name="T4">) on the </text:span><text:span text:style-name="T4">boundaries of </text:span><text:span text:style-name="T4">identified </text:span><text:span text:style-name="T4">sequence </text:span><text:span text:style-name="T4">patterns to </text:span><text:span text:style-name="T4">match against </text:span><text:span text:style-name="T4">the library of </text:span><text:span text:style-name="T4">XML templates </text:span><text:span text:style-name="T4">(DS operation </text:span><text:span text:style-name="T4">graph </text:span><text:span text:style-name="T4">transformation)</text:span></text:p>
              </text:list-item>
              <text:list-item>
                <text:p text:style-name="P4"><text:span text:style-name="T4">GUI </text:span><text:span text:style-name="T4">visualisations of </text:span><text:span text:style-name="T4">the results</text:span></text:p>
              </text:list-item>
            </text:list>
            <text:p><text:span text:style-name="T1">Implementati</text:span><text:span text:style-name="T1">on: </text:span><text:span text:style-name="T4">instrumentation </text:span><text:span text:style-name="T4">(CIL), </text:span></text:p>
            <text:p><text:span text:style-name="T1"/></text:p>
            <text:p><text:span text:style-name="T1">Experimental </text:span><text:span text:style-name="T1">Result</text:span><text:span text:style-name="T3">: </text:span><text:span text:style-name="T3">textbook and </text:span><text:span text:style-name="T3">literature </text:span><text:span text:style-name="T3">examples, </text:span><text:span text:style-name="T39">Boa web </text:span><text:span text:style-name="T39">server parts</text:span><text:span text:style-name="T3">, </text:span><text:span text:style-name="T39">Linux kernel </text:span><text:span text:style-name="T39">LL</text:span><text:span text:style-name="T3">, </text:span></text:p>
          </draw:text-box>
        </draw:frame>
        <draw:frame draw:style-name="gr43" draw:text-style-name="P5" draw:layer="layout" svg:width="21.9cm" svg:height="18.83cm" svg:x="8.4cm" svg:y="149.1cm">
          <draw:text-box>
            <text:p text:style-name="P2"><text:span text:style-name="T1">DSIbin </text:span><text:span text:style-name="T2">(2017)</text:span></text:p>
            <text:p text:style-name="P2"><text:span text:style-name="T7">(</text:span><text:span text:style-name="T9">D</text:span><text:span text:style-name="T7">ata </text:span><text:span text:style-name="T9">S</text:span><text:span text:style-name="T7">tructure </text:span><text:span text:style-name="T9">I</text:span><text:span text:style-name="T7">nvestigator binary</text:span><text:span text:style-name="T3">)</text:span></text:p>
            <text:p text:style-name="P2"><text:span text:style-name="T1">ASE 2017 Proceedings </text:span><text:span text:style-name="T1">of the 32nd IEEE/ACM </text:span><text:span text:style-name="T1">International </text:span><text:span text:style-name="T1">Conference on </text:span><text:span text:style-name="T1">Automated Software </text:span><text:span text:style-name="T1">Engineering </text:span></text:p>
            <text:p text:style-name="P4"><text:span text:style-name="T1">Input: </text:span><text:span text:style-name="T4">binary</text:span></text:p>
            <text:p text:style-name="P4"><text:span text:style-name="T1"><text:s/></text:span></text:p>
            <text:p text:style-name="P4"><text:span text:style-name="T1">Problem: 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1">Goal: </text:span></text:p>
            <text:p text:style-name="P4"><text:span text:style-name="T1">Methodology:</text:span></text:p>
            <text:p><text:span text:style-name="T1">Implementation: </text:span><text:span text:style-name="T41">Intel’s </text:span><text:span text:style-name="T41">PIN</text:span><text:span text:style-name="T5"> </text:span><text:span text:style-name="T4">+</text:span><text:span text:style-name="T5"> Howard </text:span><text:span text:style-name="T4">(to excavate type </text:span><text:span text:style-name="T4">information from binaries)</text:span><text:span text:style-name="T2"> </text:span></text:p>
            <text:p><text:span text:style-name="T1">Experimental Result</text:span><text:span text:style-name="T3">: </text:span><text:span text:style-name="T6">textbook and literature examples, </text:span><text:span text:style-name="T5">Olden</text:span><text:span text:style-name="T6">, </text:span><text:span text:style-name="T5">theZoo aka Malware </text:span><text:span text:style-name="T5">DB</text:span><text:span text:style-name="T4">:</text:span><text:span text:style-name="T5"> </text:span><text:span text:style-name="T4">10 out of 30 correctly </text:span><text:span text:style-name="T4">identified and 26/30 with DSIref </text:span><text:span text:style-name="T4">(Howard’s imprecision refinement </text:span><text:span text:style-name="T4">technique)</text:span></text:p>
          </draw:text-box>
        </draw:frame>
        <draw:frame draw:style-name="gr44" draw:text-style-name="P16" draw:layer="layout" svg:width="21cm" svg:height="4.7cm" svg:x="34.1cm" svg:y="114.5cm">
          <draw:text-box>
            <text:p/>
            <text:p text:style-name="P2"><text:span text:style-name="T1">2014, 2017 Grants</text:span></text:p>
            <text:p text:style-name="P2"><text:span text:style-name="T39">“</text:span><text:span text:style-name="T39">Learning Data Structure Behaviour from </text:span><text:span text:style-name="T39">Executions of Pointer Programs”</text:span></text:p>
          </draw:text-box>
        </draw:frame>
        <draw:frame draw:style-name="gr45" draw:text-style-name="P18" draw:layer="layout" svg:width="23.2cm" svg:height="0.962cm" svg:x="21.4cm" svg:y="112.9cm">
          <draw:text-box>
            <text:p text:style-name="P17"><text:span text:style-name="T42">https://www.swt-bamberg.de/research/data-structure-investigator.html</text:span></text:p>
          </draw:text-box>
        </draw:frame>
        <draw:frame draw:style-name="gr46" draw:text-style-name="P20" draw:layer="layout" svg:width="41.4cm" svg:height="3.773cm" svg:x="61.9cm" svg:y="7cm">
          <draw:text-box>
            <text:p text:style-name="P19"><text:span text:style-name="T43">Static Techniques</text:span></text:p>
          </draw:text-box>
        </draw:frame>
        <draw:frame draw:style-name="gr47" draw:text-style-name="P20" draw:layer="layout" svg:width="71.2cm" svg:height="3cm" svg:x="3.3cm" svg:y="9.2cm">
          <draw:text-box>
            <text:p text:style-name="P19"><text:span text:style-name="T43">Dynamic Techniques</text:span></text:p>
          </draw:text-box>
        </draw:frame>
        <draw:line draw:style-name="gr7" draw:text-style-name="P7" draw:layer="layout" svg:x1="43.7cm" svg:y1="148.6cm" svg:x2="30.7cm" svg:y2="159.7cm">
          <text:p/>
        </draw:line>
        <draw:frame draw:style-name="gr48" draw:text-style-name="P15" draw:layer="layout" svg:width="11.9cm" svg:height="3.399cm" svg:x="32.8cm" svg:y="152cm">
          <draw:text-box>
            <text:list text:style-name="L1">
              <text:list-item>
                <text:p text:style-name="P4"><text:span text:style-name="T35">Works with a source code and </text:span><text:span text:style-name="T35">uses type information (struct </text:span><text:span text:style-name="T35">sizes and layouts, etc.) available </text:span><text:span text:style-name="T35">there </text:span></text:p>
              </text:list-item>
            </text:list>
            <text:p text:style-name="P2"><text:span text:style-name="T34"/></text:p>
          </draw:text-box>
        </draw:frame>
        <draw:line draw:style-name="gr7" draw:text-style-name="P7" draw:layer="layout" svg:x1="65.3cm" svg:y1="127cm" svg:x2="55.9cm" svg:y2="135.8cm">
          <text:p/>
        </draw:line>
        <draw:frame draw:style-name="gr49" draw:text-style-name="P15" draw:layer="layout" svg:width="11.9cm" svg:height="2.399cm" svg:x="55.3cm" svg:y="130.1cm">
          <draw:text-box>
            <text:list text:style-name="L1">
              <text:list-item>
                <text:p text:style-name="P4"><text:span text:style-name="T35">Do not give any details on a high </text:span><text:span text:style-name="T35">level usages of discovered </text:span><text:span text:style-name="T35">structs</text:span></text:p>
              </text:list-item>
            </text:list>
          </draw:text-box>
        </draw:frame>
        <draw:line draw:style-name="gr7" draw:text-style-name="P7" draw:layer="layout" svg:x1="45.7cm" svg:y1="100.7cm" svg:x2="43.1cm" svg:y2="122.3cm">
          <text:p/>
        </draw:line>
        <draw:frame draw:style-name="gr31" draw:text-style-name="P15" draw:layer="layout" svg:width="11.9cm" svg:height="10.482cm" svg:x="45.5cm" svg:y="100.7cm">
          <draw:text-box>
            <text:list text:style-name="L1">
              <text:list-item>
                <text:p text:style-name="P4"><text:span text:style-name="T34">The state-of-the-art in heuristic guided identification of data </text:span><text:span text:style-name="T34">structures</text:span></text:p>
              </text:list-item>
              <text:list-item>
                <text:p text:style-name="P4"><text:span text:style-name="T35">Limited by iface functions assumption</text:span></text:p>
              </text:list-item>
              <text:list-item>
                <text:p text:style-name="P4"><text:span text:style-name="T35">Do not address overlapping data structures (like a linked-list, </text:span><text:span text:style-name="T35">that connects the nodes of a tree)</text:span></text:p>
              </text:list-item>
              <text:list-item>
                <text:p text:style-name="P4"><text:span text:style-name="T35">Node typing system based on the same memory allocation sites </text:span><text:span text:style-name="T35">and iface functions</text:span></text:p>
              </text:list-item>
            </text:list>
            <text:p text:style-name="P2"><text:span text:style-name="T34"/></text:p>
          </draw:text-box>
        </draw:frame>
        <draw:line draw:style-name="gr50" draw:text-style-name="P7" draw:layer="layout" svg:x1="34.1cm" svg:y1="80.3cm" svg:x2="4.1cm" svg:y2="107.6cm">
          <text:p/>
        </draw:line>
        <draw:line draw:style-name="gr50" draw:text-style-name="P7" draw:layer="layout" svg:x1="4.1cm" svg:y1="107.6cm" svg:x2="4.4cm" svg:y2="149.9cm">
          <text:p/>
        </draw:line>
        <draw:line draw:style-name="gr50" draw:text-style-name="P7" draw:layer="layout" svg:x1="4.4cm" svg:y1="149.9cm" svg:x2="8.3cm" svg:y2="155.4cm">
          <text:p/>
        </draw:line>
        <draw:frame draw:style-name="gr51" draw:text-style-name="P15" draw:layer="layout" svg:width="16cm" svg:height="5.2cm" svg:x="16.3cm" svg:y="90.7cm">
          <draw:text-box>
            <text:list text:style-name="L1">
              <text:list-item>
                <text:p text:style-name="P4"><text:span text:style-name="T35">MemPick does not analyze the relationships between DSs, such </text:span><text:span text:style-name="T35">as parent-child nesting, and thus cannot identify more complex </text:span><text:span text:style-name="T35">DSs such as the Linux kernel CDLL that involves nodes of </text:span><text:span text:style-name="T35">different types.</text:span></text:p>
              </text:list-item>
            </text:list>
          </draw:text-box>
        </draw:frame>
        <draw:line draw:style-name="gr50" draw:text-style-name="P7" draw:layer="layout" svg:x1="39.1cm" svg:y1="56.5cm" svg:x2="2.3cm" svg:y2="93.8cm">
          <text:p/>
        </draw:line>
        <draw:line draw:style-name="gr50" draw:text-style-name="P7" draw:layer="layout" svg:x1="2.3cm" svg:y1="93.9cm" svg:x2="3.2cm" svg:y2="153cm">
          <text:p/>
        </draw:line>
        <draw:line draw:style-name="gr50" draw:text-style-name="P7" draw:layer="layout" svg:x1="3.2cm" svg:y1="152.9cm" svg:x2="8.2cm" svg:y2="157.8cm">
          <text:p/>
        </draw:line>
        <draw:frame draw:style-name="gr12" draw:text-style-name="P15" draw:layer="layout" svg:width="16cm" svg:height="8.121cm" svg:x="10.2cm" svg:y="78.9cm">
          <draw:text-box>
            <text:list text:style-name="L1">
              <text:list-item>
                <text:p text:style-name="P4"><text:span text:style-name="T35">The approach is hampered in the presence of obfuscation, </text:span><text:span text:style-name="T35">inlining, or optimization, which are often employed in legacy and </text:span><text:span text:style-name="T35">kernel-space software</text:span></text:p>
              </text:list-item>
              <text:list-item>
                <text:p text:style-name="P4"><text:span text:style-name="T35">DDT cannot identify lists if these run through differently typed </text:span><text:span text:style-name="T35">nodes (nested structs, e.g. Linux CDLL). </text:span></text:p>
              </text:list-item>
              <text:list-item>
                <text:p text:style-name="P4"><text:span text:style-name="T35">DDT does not recognize complex relationships between </text:span><text:span text:style-name="T35">structures such as arbitrary parent-child nesting</text:span></text:p>
              </text:list-item>
            </text:list>
          </draw:text-box>
        </draw:frame>
        <draw:frame draw:style-name="gr48" draw:text-style-name="P15" draw:layer="layout" svg:width="11.9cm" svg:height="4.186cm" svg:x="53.2cm" svg:y="151.9cm">
          <draw:text-box>
            <text:list text:style-name="L1">
              <text:list-item>
                <text:p text:style-name="P4"><text:span text:style-name="T35">Howard’s inferred types are often </text:span><text:span text:style-name="T35">too coarse</text:span></text:p>
              </text:list-item>
              <text:list-item>
                <text:p text:style-name="P4"><text:span text:style-name="T44">Can deal with nested structs</text:span></text:p>
              </text:list-item>
              <text:list-item>
                <text:p text:style-name="P4"><text:span text:style-name="T44">Deals with C/C++ binaries that </text:span><text:span text:style-name="T44">include memcpy-like functions</text:span></text:p>
              </text:list-item>
            </text:list>
          </draw:text-box>
        </draw:frame>
        <draw:frame draw:style-name="gr48" draw:text-style-name="P15" draw:layer="layout" svg:width="11.9cm" svg:height="3.399cm" svg:x="32.8cm" svg:y="152.001cm">
          <draw:text-box>
            <text:list text:style-name="L1">
              <text:list-item>
                <text:p text:style-name="P4"><text:span text:style-name="T35">Works with a source code and </text:span><text:span text:style-name="T35">uses type information (struct </text:span><text:span text:style-name="T35">sizes and layouts, etc.) available </text:span><text:span text:style-name="T35">there </text:span></text:p>
              </text:list-item>
            </text:list>
            <text:p text:style-name="P2"><text:span text:style-name="T34"/></text:p>
          </draw:text-box>
        </draw:frame>
        <draw:frame draw:style-name="gr48" draw:text-style-name="P15" draw:layer="layout" svg:width="11.9cm" svg:height="3.399cm" svg:x="32.8cm" svg:y="152.001cm">
          <draw:text-box>
            <text:list text:style-name="L1">
              <text:list-item>
                <text:p text:style-name="P4"><text:span text:style-name="T35">Works with a source code and </text:span><text:span text:style-name="T35">uses type information (struct </text:span><text:span text:style-name="T35">sizes and layouts, etc.) available </text:span><text:span text:style-name="T35">there </text:span></text:p>
              </text:list-item>
            </text:list>
            <text:p text:style-name="P2"><text:span text:style-name="T34"/></text:p>
          </draw:text-box>
        </draw:frame>
        <draw:frame draw:style-name="gr48" draw:text-style-name="P15" draw:layer="layout" svg:width="11.9cm" svg:height="12.056cm" svg:x="32.8cm" svg:y="152.001cm">
          <draw:text-box>
            <text:list text:style-name="L1">
              <text:list-item>
                <text:p text:style-name="P4"><text:span text:style-name="T35">Works with a source code and uses type information (struct </text:span><text:span text:style-name="T35">sizes and layouts, etc.) available there</text:span></text:p>
              </text:list-item>
              <text:list-item>
                <text:p text:style-name="P4"><text:span text:style-name="T35">The core DSI algorithm requires type information on cells </text:span></text:p>
              </text:list-item>
              <text:list-item>
                <text:p text:style-name="P4"><text:span text:style-name="T44">Does not make strong assumptions on the program under </text:span><text:span text:style-name="T44">analysis</text:span></text:p>
              </text:list-item>
              <text:list-item>
                <text:p text:style-name="P4"><text:span text:style-name="T44">Is not misled by temporarily degenerate shapes</text:span></text:p>
              </text:list-item>
              <text:list-item>
                <text:p text:style-name="P4"><text:span text:style-name="T44">Is more general as it supports the identification of lists through </text:span><text:span text:style-name="T44">different node types and arbitrarily nested combinations of lists.</text:span></text:p>
              </text:list-item>
            </text:list>
            <text:p text:style-name="P2"><text:span text:style-name="T34"/></text:p>
          </draw:text-box>
        </draw:frame>
        <draw:line draw:style-name="gr7" draw:text-style-name="P7" draw:layer="layout" svg:x1="78.6cm" svg:y1="145.3cm" svg:x2="30.7cm" svg:y2="16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0cm" fo:page-height="2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4:41:58.815190463</meta:creation-date>
    <dc:date>2019-08-23T12:44:28.593225504</dc:date>
    <meta:editing-duration>P8DT12H1M48S</meta:editing-duration>
    <meta:editing-cycles>163</meta:editing-cycles>
    <meta:generator>LibreOffice/6.1.4.2$Linux_X86_64 LibreOffice_project/10$Build-2</meta:generator>
    <meta:document-statistic meta:object-count="127"/>
  </office:meta>
</office:document-meta>
</file>